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officeooo:rsid="001d8c6f" officeooo:paragraph-rsid="001d8c6f" style:font-weight-asian="normal" style:font-weight-complex="normal"/>
    </style:style>
    <style:style style:name="P2" style:family="paragraph" style:parent-style-name="Standard">
      <style:text-properties fo:font-size="13pt" fo:font-weight="bold" officeooo:rsid="001d8c6f" style:font-size-asian="11.3500003814697pt" style:font-weight-asian="bold" style:font-size-complex="13pt" style:font-weight-complex="bold"/>
    </style:style>
    <style:style style:name="P3" style:family="paragraph" style:parent-style-name="Standard">
      <style:text-properties fo:font-size="13pt" fo:font-weight="bold" officeooo:rsid="001d8c6f" officeooo:paragraph-rsid="001d8c6f" style:font-size-asian="11.3500003814697pt" style:font-weight-asian="bold" style:font-size-complex="13pt" style:font-weight-complex="bold"/>
    </style:style>
    <style:style style:name="P4" style:family="paragraph" style:parent-style-name="Standard">
      <style:text-properties fo:font-size="13pt" fo:font-weight="bold" officeooo:rsid="001d8c6f" officeooo:paragraph-rsid="00255489" style:font-size-asian="11.3500003814697pt" style:font-weight-asian="bold" style:font-size-complex="13pt" style:font-weight-complex="bold"/>
    </style:style>
    <style:style style:name="P5" style:family="paragraph" style:parent-style-name="Standard">
      <style:text-properties fo:font-size="13pt" fo:font-weight="normal" officeooo:rsid="001d8c6f" officeooo:paragraph-rsid="001d8c6f" style:font-size-asian="11.3500003814697pt" style:font-weight-asian="normal" style:font-size-complex="13pt" style:font-weight-complex="normal"/>
    </style:style>
    <style:style style:name="P6" style:family="paragraph" style:parent-style-name="Standard">
      <style:text-properties fo:font-size="13pt" fo:font-weight="normal" officeooo:rsid="001d8c6f" officeooo:paragraph-rsid="00255489" style:font-size-asian="11.3500003814697pt" style:font-weight-asian="normal" style:font-size-complex="13pt" style:font-weight-complex="normal"/>
    </style:style>
    <style:style style:name="P7" style:family="paragraph" style:parent-style-name="Standard">
      <style:text-properties fo:font-size="13pt" fo:font-weight="normal" officeooo:rsid="0023b612" officeooo:paragraph-rsid="0023b612" style:font-size-asian="11.3500003814697pt" style:font-weight-asian="normal" style:font-size-complex="13pt" style:font-weight-complex="normal"/>
    </style:style>
    <style:style style:name="P8" style:family="paragraph" style:parent-style-name="Standard">
      <style:text-properties fo:font-size="13pt" fo:font-weight="normal" officeooo:rsid="00255489" officeooo:paragraph-rsid="00255489" style:font-size-asian="11.3500003814697pt" style:font-weight-asian="normal" style:font-size-complex="13pt" style:font-weight-complex="normal"/>
    </style:style>
    <style:style style:name="T1" style:family="text">
      <style:text-properties fo:font-size="13pt" style:font-size-asian="11.3500003814697pt" style:font-size-complex="13pt"/>
    </style:style>
    <style:style style:name="T2" style:family="text">
      <style:text-properties fo:font-size="13pt" officeooo:rsid="001f87c5" style:font-size-asian="11.3500003814697pt" style:font-size-complex="13pt"/>
    </style:style>
    <style:style style:name="T3" style:family="text">
      <style:text-properties fo:font-size="13pt" fo:font-weight="bold" style:font-size-asian="11.3500003814697pt" style:font-weight-asian="bold" style:font-size-complex="13pt" style:font-weight-complex="bold"/>
    </style:style>
    <style:style style:name="T4" style:family="text">
      <style:text-properties fo:font-size="13pt" fo:font-weight="bold" officeooo:rsid="001d8c6f" style:font-size-asian="11.3500003814697pt" style:font-weight-asian="bold" style:font-size-complex="13pt" style:font-weight-complex="bold"/>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officeooo:rsid="00264508"/>
    </style:style>
    <style:style style:name="T7" style:family="text">
      <style:text-properties officeooo:rsid="00297f09"/>
    </style:style>
    <number:date-style style:name="N37" number:automatic-order="true">
      <number:month number:style="long"/>
      <number:text>/</number:text>
      <number:day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2"/><text:span text:style-name="T3"><text:tab/><text:tab/><text:tab/></text:span><text:span text:style-name="T4">NYKKIS- Customer service project</text:span></text:p>
      <text:p text:style-name="P2"/>
      <text:p text:style-name="P3">Roles:</text:p>
      <text:p text:style-name="P5">Manu <text:s/>– Java coder</text:p>
      <text:p text:style-name="P5">Petri <text:tab/>– Java coder and database programmer</text:p>
      <text:p text:style-name="P1"><text:span text:style-name="T1">Tero<text:tab/> – Html, css, general project design <text:s/>and Ar</text:span><text:span text:style-name="T2">c</text:span><text:span text:style-name="T1">hitect</text:span></text:p>
      <text:p text:style-name="P1"><text:span text:style-name="T1">Sathiya - Html, css ,manage documentation and bui</text:span><text:span text:style-name="T2">l</text:span><text:span text:style-name="T1">d manager.</text:span></text:p>
      <text:p text:style-name="P5"/>
      <text:p text:style-name="P3">Sprint I(one week)</text:p>
      <text:p text:style-name="P1"><text:span text:style-name="T3">GOAL: </text:span><text:span text:style-name="T1">Get basic things are working (like database connections etc.) and upload them to Git so that team members can split their work. Also get login page working so we can use that as example for next sprint.</text:span></text:p>
      <text:p text:style-name="P5"/>
      <text:p text:style-name="P1"><text:span text:style-name="T3">Done:</text:span><text:span text:style-name="T1"> UI design html and css pages. Java classes and database.</text:span></text:p>
      <text:p text:style-name="P3"/>
      <text:p text:style-name="P3"><text:span text:style-name="T5"><text:date style:data-style-name="N37" text:date-value="2016-12-23T11:55:41.167920967" text:fixed="true">12/23/16</text:date></text:span>:</text:p>
      <text:p text:style-name="P3"/>
      <text:p text:style-name="P7">Today we've tried to get h2 databases working without results. We are using a new base “books”, where the database works. We add persistences and web content to that project. So the project is based on it.</text:p>
      <text:p text:style-name="P6"/>
      <text:p text:style-name="P4">Planning for next sprint : </text:p>
      <text:p text:style-name="P4"/>
      <text:p text:style-name="P8">In the next sprint we try to get “users” and “customers” working and shown in the web page. We keep contact via <text:span text:style-name="T7">S</text:span>kype around 9-10am o'clock in the morning next week. We push our works to git at 4pm/<text:span text:style-name="T6">16:00</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ppi </meta:initial-creator>
    <meta:creation-date>2016-12-22T12:02:39.033139656</meta:creation-date>
    <dc:date>2016-12-23T12:00:19.296569335</dc:date>
    <dc:creator>Jee oppilas</dc:creator>
    <meta:editing-duration>PT7M35S</meta:editing-duration>
    <meta:editing-cycles>10</meta:editing-cycles>
    <meta:generator>LibreOffice/4.4.3.2$Linux_X86_64 LibreOffice_project/40m0$Build-2</meta:generator>
    <meta:document-statistic meta:table-count="0" meta:image-count="0" meta:object-count="0" meta:page-count="1" meta:paragraph-count="13" meta:word-count="165" meta:character-count="953" meta:non-whitespace-character-count="788"/>
  </office:meta>
</office:document-meta>
</file>